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fo:language="de" fo:country="DE" fo:font-weight="normal" style:font-weight-asian="normal" style:font-weight-complex="normal"/>
    </style:style>
    <style:style style:name="T2" style:family="text">
      <style:text-properties fo:language="en" fo:country="U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ine erste Architektur</text:span></text:p>
      <text:p text:style-name="Standard"><text:span text:style-name="T1">Für die Entwicklung der Applikation wir die OpenGL library libgdx verwendet. Diese kappselt die OpenGL funktionen in einfache Java Methoden. Diese ermöglicht ein Testen der Applikation auf dem Desktop ohne Emulation eines Android-Smartphones. Libgdx ermöglicht die Programmierung von Multiplatformspielen. Für die Portierung auf Android benötigen das Android </text:span><text:span text:style-name="T2">Developer Toolki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ab-stops>
          <style:tab-stop style:position="1.251cm"/>
        </style:tab-stops>
      </style:paragraph-properties>
      <style:text-properties fo:color="#00000a" style:font-name="Times New Roman" fo:font-size="12pt" fo:language="de" fo:country="CH"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5T15:25:36.400</meta:creation-date>
    <dc:date>2012-09-25T15:34:45.70</dc:date>
    <meta:editing-cycles>1</meta:editing-cycles>
    <meta:editing-duration>P0D</meta:editing-duration>
    <meta:generator>LibreOffice/3.6$Windows_x86 LibreOffice_project/e29a214-2bbed72-0621de6-a97528c-8f066d</meta:generator>
    <meta:document-statistic meta:table-count="0" meta:image-count="0" meta:object-count="0" meta:page-count="1" meta:paragraph-count="2" meta:word-count="52" meta:character-count="398" meta:non-whitespace-character-count="348"/>
  </office:meta>
</office:document-meta>
</file>